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9900" draw:fill="gradient" draw:fill-color="#66ff00" draw:fill-gradient-name="Gradient_20_8" draw:textarea-vertical-align="middle" draw:auto-grow-height="false" fo:min-height="4.636cm" fo:min-width="4.654cm" fo:wrap-option="wrap"/>
    </style:style>
    <style:style style:name="gr2" style:family="graphic" style:parent-style-name="standard">
      <style:graphic-properties draw:fill-color="#000000" draw:textarea-horizontal-align="justify" draw:textarea-vertical-align="middle" draw:auto-grow-height="false" fo:min-height="6.15cm" fo:min-width="5cm"/>
    </style:style>
    <style:style style:name="gr3" style:family="graphic" style:parent-style-name="standard">
      <style:graphic-properties draw:fill-color="#ff0000" draw:textarea-horizontal-align="justify" draw:textarea-vertical-align="middle" draw:auto-grow-height="false" fo:min-height="6.15cm" fo:min-width="5cm"/>
    </style:style>
    <style:style style:name="gr4" style:family="graphic" style:parent-style-name="standard">
      <style:graphic-properties svg:stroke-color="#ffffff" draw:fill-color="#ffffff" draw:textarea-horizontal-align="justify" draw:textarea-vertical-align="middle" draw:auto-grow-height="false" fo:min-height="0.104cm" fo:min-width="0.066cm"/>
    </style:style>
    <style:style style:name="P1" style:family="paragraph">
      <loext:graphic-properties draw:fill="gradient" draw:fill-color="#66ff00" draw:fill-gradient-name="Gradient_20_8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0000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13.5cm" svg:height="12.8cm" svg:x="0.7cm" svg:y="1cm">
          <text:p/>
          <draw:enhanced-geometry svg:viewBox="0 0 21600 21600" draw:text-areas="?f7 ?f7 ?f8 ?f8" draw:type="col-502ad400" draw:modifiers="2553.88158293437" draw:enhanced-path="M ?f4 ?f5 L ?f6 ?f4 ?f4 ?f6 ?f5 ?f4 S Z N M ?f4 ?f2 L ?f1 ?f4 ?f6 ?f4 ?f4 ?f5 Z N M ?f1 ?f4 L ?f4 ?f3 ?f4 ?f6 ?f6 ?f4 Z N M ?f4 ?f3 L ?f0 ?f4 ?f5 ?f4 ?f4 ?f6 Z N M ?f0 ?f4 L ?f5 ?f4 ?f4 ?f5 ?f4 ?f2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(right-left)/2"/>
            <draw:equation draw:name="f5" draw:formula="$0"/>
            <draw:equation draw:name="f6" draw:formula="right-$0"/>
            <draw:equation draw:name="f7" draw:formula="($0+?f4)/2"/>
            <draw:equation draw:name="f8" draw:formula="?f1-?f7"/>
            <draw:handle draw:handle-position="$0 10800" draw:handle-range-x-minimum="0" draw:handle-range-x-maximum="10800"/>
          </draw:enhanced-geometry>
        </draw:custom-shape>
        <draw:custom-shape draw:style-name="gr2" draw:text-style-name="P2" draw:layer="layout" svg:width="5.5cm" svg:height="6.4cm" draw:transform="rotate (1.5694000633933) translate (4.992cm 11.3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3" draw:text-style-name="P3" draw:layer="layout" svg:width="5.5cm" svg:height="6.4cm" draw:transform="rotate (-1.57620684747608) translate (10.03cm 3.7cm)">
          <text:p/>
          <draw:enhanced-geometry svg:viewBox="0 0 21600 21600" draw:type="block-arc" draw:modifiers="180 5400" draw:enhanced-path="B 0 0 21600 21600 ?f4 ?f3 ?f2 ?f3 W ?f5 ?f5 ?f6 ?f6 ?f2 ?f3 ?f4 ?f3 Z N">
            <draw:equation draw:name="f0" draw:formula="10800*cos($0 *(pi/180))"/>
            <draw:equation draw:name="f1" draw:formula="10800*sin($0 *(pi/180))"/>
            <draw:equation draw:name="f2" draw:formula="?f0 +10800"/>
            <draw:equation draw:name="f3" draw:formula="?f1 +10800"/>
            <draw:equation draw:name="f4" draw:formula="21600-?f2 "/>
            <draw:equation draw:name="f5" draw:formula="10800-$1 "/>
            <draw:equation draw:name="f6" draw:formula="10800+$1 "/>
            <draw:equation draw:name="f7" draw:formula="?f5 *cos($0 *(pi/180))"/>
            <draw:equation draw:name="f8" draw:formula="?f5 *sin($0 *(pi/180))"/>
            <draw:handle draw:handle-position="$1 $0" draw:handle-polar="10800 10800" draw:handle-radius-range-minimum="0" draw:handle-radius-range-maximum="10800"/>
          </draw:enhanced-geometry>
        </draw:custom-shape>
        <draw:custom-shape draw:style-name="gr4" draw:text-style-name="P4" draw:layer="layout" svg:width="0.8cm" svg:height="0.5cm" svg:x="7.1cm" svg:y="4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8cm" svg:height="0.5cm" svg:x="7.1cm" svg:y="1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ffcc00" draw:end-color="#00cc00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s" fo:country="V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5cm" fo:page-height="15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2-19T10:28:28.223750901</meta:creation-date>
    <dc:date>2016-12-19T10:43:14.840656196</dc:date>
    <meta:editing-duration>PT4M36S</meta:editing-duration>
    <meta:editing-cycles>1</meta:editing-cycles>
    <meta:document-statistic meta:object-count="5"/>
    <meta:generator>LibreOffice/5.2.3.3$Linux_x86 LibreOffice_project/d54a8868f08a7b39642414cf2c8ef2f228f780cf</meta:generator>
  </office:meta>
</office:document-meta>
</file>